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3.406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1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1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nord_face_middle_1,nord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7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_goo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_goo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7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horse_archery_7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horse_archery_7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.00.0000</text:date>, <text:time style:data-style-name="N2" text:time-value="19:03:11.65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2-07-11T19:08:00.724000000</dc:date>
    <meta:editing-cycles>545</meta:editing-cycles>
    <meta:editing-duration>P6DT17H47M7S</meta:editing-duration>
    <meta:document-statistic meta:table-count="2" meta:cell-count="7111" meta:object-count="0"/>
  </office:meta>
</office:document-meta>
</file>